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20pt" officeooo:rsid="000843b1" officeooo:paragraph-rsid="000843b1" style:font-size-asian="20pt" style:font-size-complex="20pt"/>
    </style:style>
    <style:style style:name="P2" style:family="paragraph" style:parent-style-name="Standard">
      <style:text-properties style:font-name="Ubuntu" fo:font-size="12pt" officeooo:rsid="000843b1" officeooo:paragraph-rsid="000843b1" style:font-size-asian="10.5pt" style:font-size-complex="12pt"/>
    </style:style>
    <style:style style:name="P3" style:family="paragraph" style:parent-style-name="Standard">
      <style:text-properties style:font-name="Ubuntu" fo:font-size="12pt" officeooo:rsid="000843b1" officeooo:paragraph-rsid="000843b1" style:font-size-asian="10.5pt" style:font-size-complex="12pt"/>
    </style:style>
    <style:style style:name="T1" style:family="text">
      <style:text-properties officeooo:rsid="0009208d"/>
    </style:style>
    <style:style style:name="T2" style:family="text">
      <style:text-properties officeooo:rsid="000a1d6c"/>
    </style:style>
    <style:style style:name="T3" style:family="text">
      <style:text-properties officeooo:rsid="000a6b92"/>
    </style:style>
    <style:style style:name="T4" style:family="text">
      <style:text-properties officeooo:rsid="000ab04b"/>
    </style:style>
    <style:style style:name="T5" style:family="text">
      <style:text-properties officeooo:rsid="000c6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aluate</text:p>
      <text:p text:style-name="P2">-- scale</text:p>
      <text:p text:style-name="P2">-- utility of a flatstone=scale</text:p>
      <text:p text:style-name="P2">-- award scale/2 utilty to side to move to remove odd-even effect hence faster search</text:p>
      <text:p text:style-name="P2">-- utility of stacks <text:span text:style-name="T1">improves late-mid/end game strength</text:span></text:p>
      <text:p text:style-name="P2">-- <text:span text:style-name="T1">approx-1 <text:s/>nomber of flatsones of top color – 0.5 (as loss of tempo)</text:span></text:p>
      <text:p text:style-name="P2">-- <text:span text:style-name="T1">roads improves early/early-mid game strength</text:span></text:p>
      <text:p text:style-name="P2">-- <text:span text:style-name="T3">groups</text:span></text:p>
      <text:p text:style-name="P2">-- <text:span text:style-name="T4">potentials??</text:span></text:p>
      <text:p text:style-name="P2">-- <text:span text:style-name="T4">threats??</text:span></text:p>
      <text:p text:style-name="P1"/>
      <text:p text:style-name="P1"/>
      <text:p text:style-name="P1"/>
      <text:p text:style-name="P1"/>
      <text:p text:style-name="P1">Search</text:p>
      <text:p text:style-name="P2">-- static move ordering: flatstones first, then walls then capstones if available</text:p>
      <text:p text:style-name="P2">-- try pv move first</text:p>
      <text:p text:style-name="P2">-- quintescence search</text:p>
      <text:p text:style-name="P2">-- <text:span text:style-name="T2">Null move pruning to be added for sure</text:span></text:p>
      <text:p text:style-name="P2">-- <text:span text:style-name="T2">forward pruning??</text:span></text:p>
      <text:p text:style-name="P2">-- <text:span text:style-name="T5">history heuristi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02:01:25.989082062</meta:creation-date>
    <meta:generator>LibreOffice/5.1.4.2$Linux_X86_64 LibreOffice_project/10m0$Build-2</meta:generator>
    <dc:date>2016-10-23T20:16:42.352135378</dc:date>
    <meta:editing-duration>PT1H8M39S</meta:editing-duration>
    <meta:editing-cycles>6</meta:editing-cycles>
    <meta:document-statistic meta:table-count="0" meta:image-count="0" meta:object-count="0" meta:page-count="1" meta:paragraph-count="17" meta:word-count="92" meta:character-count="551" meta:non-whitespace-character-count="474"/>
  </office:meta>
</office:document-meta>
</file>